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officeooo:paragraph-rsid="007cc721"/>
    </style:style>
    <style:style style:name="P195" style:family="paragraph" style:parent-style-name="Text_20_body">
      <style:text-properties officeooo:paragraph-rsid="007d19c4"/>
    </style:style>
    <style:style style:name="P196" style:family="paragraph" style:parent-style-name="Text_20_body">
      <style:text-properties officeooo:rsid="007d19c4" officeooo:paragraph-rsid="007d19c4"/>
    </style:style>
    <style:style style:name="P197" style:family="paragraph" style:parent-style-name="Text_20_body">
      <style:text-properties officeooo:rsid="007e2206" officeooo:paragraph-rsid="007e2206"/>
    </style:style>
    <style:style style:name="P198" style:family="paragraph" style:parent-style-name="Text_20_body">
      <style:text-properties officeooo:rsid="007ef44e" officeooo:paragraph-rsid="007ef44e"/>
    </style:style>
    <style:style style:name="P199" style:family="paragraph" style:parent-style-name="Text_20_body">
      <style:text-properties officeooo:rsid="007fb080" officeooo:paragraph-rsid="007fb080"/>
    </style:style>
    <style:style style:name="P200" style:family="paragraph" style:parent-style-name="Text_20_body">
      <style:text-properties officeooo:rsid="009dd571" officeooo:paragraph-rsid="009dd571"/>
    </style:style>
    <style:style style:name="P201" style:family="paragraph" style:parent-style-name="Text_20_body">
      <style:text-properties officeooo:paragraph-rsid="00a13881"/>
    </style:style>
    <style:style style:name="P202" style:family="paragraph" style:parent-style-name="Text_20_body">
      <style:text-properties officeooo:rsid="007e5766" officeooo:paragraph-rsid="007e5766"/>
    </style:style>
    <style:style style:name="P203" style:family="paragraph" style:parent-style-name="Text_20_body">
      <style:text-properties officeooo:paragraph-rsid="00a4434f"/>
    </style:style>
    <style:style style:name="P204" style:family="paragraph" style:parent-style-name="Preformatted_20_Text">
      <style:paragraph-properties fo:margin-top="0cm" fo:margin-bottom="0.499cm" loext:contextual-spacing="false"/>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0" style:family="paragraph" style:parent-style-name="Heading_20_4">
      <style:text-properties officeooo:rsid="001ea7ef" officeooo:paragraph-rsid="001ea7ef"/>
    </style:style>
    <style:style style:name="P251" style:family="paragraph" style:parent-style-name="Table_20_Contents">
      <style:paragraph-properties fo:margin-top="0cm" fo:margin-bottom="0cm" loext:contextual-spacing="false"/>
      <style:text-properties style:font-name="arial"/>
    </style:style>
    <style:style style:name="P25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7" style:family="paragraph" style:parent-style-name="Text_20_body">
      <style:text-properties fo:font-variant="normal" fo:text-transform="none" fo:color="#333333" style:font-name="Lucida Grande" fo:font-size="9.75pt" fo:letter-spacing="normal" fo:font-style="normal" fo:font-weight="normal" officeooo:rsid="00e68337" officeooo:paragraph-rsid="00e68337"/>
    </style:style>
    <style:style style:name="P25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5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6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6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9"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5">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2"><text:s text:c="4"/><text:span text:style-name="T73">Author: <text:s text:c="4"/>Stefan Berghofer and Markus Wenzel, TU Muenchen</text:span></text:p>
      <text:p text:style-name="P243">*)</text:p>
      <text:p text:style-name="P248"/>
      <text:p text:style-name="P244"><text:span text:style-name="T74">section</text:span> <text:span text:style-name="T75">‹Ordinals›</text:span></text:p>
      <text:p text:style-name="P248"/>
      <text:p text:style-name="P244"><text:span text:style-name="T74">theory</text:span> Ordinals</text:p>
      <text:p text:style-name="P244"><text:span text:style-name="T76">imports</text:span> Main</text:p>
      <text:p text:style-name="P246">begin</text:p>
      <text:p text:style-name="P248"/>
      <text:p text:style-name="P244"><text:span text:style-name="T74">text</text:span> <text:span text:style-name="T75">‹</text:span></text:p>
      <text:p text:style-name="P247"><text:s text:c="2"/><text:span text:style-name="T73">Some basic definitions of ordinal numbers. <text:s/>Draws an Agda</text:span></text:p>
      <text:p text:style-name="P247"><text:s text:c="2"/><text:span text:style-name="T73">development (in Martin-L\"of type theory) by Peter Hancock (see</text:span></text:p>
      <text:p text:style-name="P247"><text:s text:c="2"/><text:span text:style-name="T73">?â¹http://www.dcs.ed.ac.uk/home/pgh/chat.html›).</text:span></text:p>
      <text:p text:style-name="P247">›</text:p>
      <text:p text:style-name="P248"/>
      <text:p text:style-name="P244"><text:span text:style-name="T74">datatype</text:span> ordinal =</text:p>
      <text:p text:style-name="P245"><text:s text:c="4"/><text:span text:style-name="T73">Zero</text:span></text:p>
      <text:p text:style-name="P245"><text:s text:c="2"/><text:span text:style-name="T73">| Succ ordinal</text:span></text:p>
      <text:p text:style-name="P245"><text:s text:c="2"/><text:span text:style-name="T73">| Limit </text:span><text:span text:style-name="T79">"nat ⇒ ordinal"</text:span></text:p>
      <text:p text:style-name="P248"/>
      <text:p text:style-name="P244"><text:span text:style-name="T74">primrec</text:span> pred :: <text:span text:style-name="T78">"ordinal ⇒ nat ⇒ ordinal option"</text:span></text:p>
      <text:p text:style-name="P246">where</text:p>
      <text:p text:style-name="P245"><text:s text:c="2"/><text:span text:style-name="T79">"pred Zero n = None"</text:span></text:p>
      <text:p text:style-name="P244">| <text:span text:style-name="T78">"pred (Succ a) n = Some a"</text:span></text:p>
      <text:p text:style-name="P244">| <text:span text:style-name="T78">"pred (Limit f) n = Some (f n)"</text:span></text:p>
      <text:p text:style-name="P248"/>
      <text:p text:style-name="P244"><text:span text:style-name="T74">abbreviation</text:span> (input) iter :: <text:span text:style-name="T78">"('a ⇒ 'a) ⇒ nat ⇒ ('a ⇒ 'a)"</text:span></text:p>
      <text:p text:style-name="P245"><text:s text:c="2"/><text:span text:style-name="T77">where</text:span><text:span text:style-name="T73"> </text:span><text:span text:style-name="T79">"iter f n ≡ f ^^ n"</text:span></text:p>
      <text:p text:style-name="P248"/>
      <text:p text:style-name="P244"><text:span text:style-name="T74">definition</text:span> OpLim :: <text:span text:style-name="T78">"(nat ⇒ (ordinal ⇒ ordinal)) ⇒ (ordinal ⇒ ordinal)"</text:span></text:p>
      <text:p text:style-name="P245"><text:s text:c="2"/><text:span text:style-name="T77">where</text:span><text:span text:style-name="T73"> </text:span><text:span text:style-name="T79">"OpLim F a = Limit (λn. F n a)"</text:span></text:p>
      <text:p text:style-name="P248"/>
      <text:p text:style-name="P244"><text:span text:style-name="T74">definition</text:span> OpItw :: <text:span text:style-name="T78">"(ordinal ⇒ ordinal) ⇒ (ordinal ⇒ ordinal)"</text:span> <text:s/>(<text:span text:style-name="T78">"⨆"</text:span>)</text:p>
      <text:p text:style-name="P245"><text:s text:c="2"/><text:span text:style-name="T77">where</text:span><text:span text:style-name="T73"> </text:span><text:span text:style-name="T79">"⨆f = OpLim (iter f)"</text:span></text:p>
      <text:p text:style-name="P248"/>
      <text:p text:style-name="P244"><text:span text:style-name="T74">primrec</text:span> cantor :: <text:span text:style-name="T78">"ordinal ⇒ ordinal ⇒ ordinal"</text:span></text:p>
      <text:p text:style-name="P246">where</text:p>
      <text:p text:style-name="P245"><text:s text:c="2"/><text:span text:style-name="T79">"cantor a Zero = Succ a"</text:span></text:p>
      <text:p text:style-name="P244">| <text:span text:style-name="T78">"cantor a (Succ b) = ⨆(λx. cantor x b) a"</text:span></text:p>
      <text:p text:style-name="P244"><text:soft-page-break/>| <text:span text:style-name="T78">"cantor a (Limit f) = Limit (λn. cantor a (f n))"</text:span></text:p>
      <text:p text:style-name="P248"/>
      <text:p text:style-name="P244"><text:span text:style-name="T74">primrec</text:span> Nabla :: <text:span text:style-name="T78">"(ordinal ⇒ ordinal) ⇒ (ordinal ⇒ ordinal)"</text:span> <text:s/>(<text:span text:style-name="T78">"∇"</text:span>)</text:p>
      <text:p text:style-name="P246">where</text:p>
      <text:p text:style-name="P245"><text:s text:c="2"/><text:span text:style-name="T79">"∇f Zero = f Zero"</text:span></text:p>
      <text:p text:style-name="P244">| <text:span text:style-name="T78">"∇f (Succ a) = f (Succ (∇f a))"</text:span></text:p>
      <text:p text:style-name="P244">| <text:span text:style-name="T78">"∇f (Limit h) = Limit (λn. ∇f (h n))"</text:span></text:p>
      <text:p text:style-name="P248"/>
      <text:p text:style-name="P244"><text:span text:style-name="T74">definition</text:span> deriv :: <text:span text:style-name="T78">"(ordinal ⇒ ordinal) ⇒ (ordinal ⇒ ordinal)"</text:span></text:p>
      <text:p text:style-name="P245"><text:s text:c="2"/><text:span text:style-name="T77">where</text:span><text:span text:style-name="T73"> </text:span><text:span text:style-name="T79">"deriv f = ∇(⨆f)"</text:span></text:p>
      <text:p text:style-name="P248"/>
      <text:p text:style-name="P244"><text:span text:style-name="T74">primrec</text:span> veblen :: <text:span text:style-name="T78">"ordinal ⇒ ordinal ⇒ ordinal"</text:span></text:p>
      <text:p text:style-name="P246">where</text:p>
      <text:p text:style-name="P245"><text:s text:c="2"/><text:span text:style-name="T79">"veblen Zero = ∇(OpLim (iter (cantor Zero)))"</text:span></text:p>
      <text:p text:style-name="P244">| <text:span text:style-name="T78">"veblen (Succ a) = ∇(OpLim (iter (veblen a)))"</text:span></text:p>
      <text:p text:style-name="P244">| <text:span text:style-name="T78">"veblen (Limit f) = ∇(OpLim (λn. veblen (f n)))"</text:span></text:p>
      <text:p text:style-name="P248"/>
      <text:p text:style-name="P244"><text:span text:style-name="T74">definition</text:span> <text:span text:style-name="T78">"veb a = veblen a Zero"</text:span></text:p>
      <text:p text:style-name="P244"><text:span text:style-name="T74">definition</text:span> <text:span text:style-name="T78">"ε⇩</text:span><text:span text:style-name="T80">0</text:span><text:span text:style-name="T78"> = veb Zero"</text:span></text:p>
      <text:p text:style-name="P244"><text:span text:style-name="T74">definition</text:span> <text:span text:style-name="T78">"Γ⇩</text:span><text:span text:style-name="T80">0</text:span><text:span text:style-name="T78"> = Limit (λn. iter veb n Zero)"</text:span></text:p>
      <text:p text:style-name="P248"/>
      <text:p text:style-name="P23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3"><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4"><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236"/>
      <text:p text:style-name="P236"/>
      <text:p text:style-name="P236">data Xord </text:p>
      <text:p text:style-name="P236"><text:s/>= Zero</text:p>
      <text:p text:style-name="P236"><text:s/>| Suc Xord</text:p>
      <text:p text:style-name="P236"><text:s/>| Lim (Nat → Xord)</text:p>
      <text:p text:style-name="P236"><text:s/>| Ass Xord Xord Xord</text:p>
      <text:p text:style-name="P236">phi (Ass a b c)</text:p>
      <text:p text:style-name="P236">abc:numéros lignes code, p = traité partiellement, + = ajouter ligne</text:p>
      <text:p text:style-name="P206"><text:soft-page-break/>000:1,2</text:p>
      <text:p text:style-name="P206">00S:2</text:p>
      <text:p text:style-name="P206">00L:2</text:p>
      <text:p text:style-name="P206">00A:2,3p,4p</text:p>
      <text:p text:style-name="P206">0S0:1</text:p>
      <text:p text:style-name="P206">0SS</text:p>
      <text:p text:style-name="P206">0SL</text:p>
      <text:p text:style-name="P206">0SA:3p,4p,7p,9p,11p,13p</text:p>
      <text:p text:style-name="P206">0L0:1,5</text:p>
      <text:p text:style-name="P206">0LS:5</text:p>
      <text:p text:style-name="P206">0LL:5</text:p>
      <text:p text:style-name="P206">0LA:3p,4p,5</text:p>
      <text:p text:style-name="P206">0A0:1</text:p>
      <text:p text:style-name="P206">0AS:+</text:p>
      <text:p text:style-name="P206">0AL:+</text:p>
      <text:p text:style-name="P206">0AA:3p,4p</text:p>
      <text:p text:style-name="P206">S00:2</text:p>
      <text:p text:style-name="P206">S0S:2</text:p>
      <text:p text:style-name="P206">S0L:2</text:p>
      <text:p text:style-name="P206">S0A:2</text:p>
      <text:p text:style-name="P206">SS0:6</text:p>
      <text:p text:style-name="P206">SSS:6</text:p>
      <text:p text:style-name="P206">SSL:6</text:p>
      <text:p text:style-name="P206">SSA:6</text:p>
      <text:p text:style-name="P206">SL0:8</text:p>
      <text:p text:style-name="P206">SLS:8</text:p>
      <text:p text:style-name="P206">SLA:8</text:p>
      <text:p text:style-name="P206">SA0:+</text:p>
      <text:p text:style-name="P206">SAS:+</text:p>
      <text:p text:style-name="P206">SAL:+</text:p>
      <text:p text:style-name="P206">SAA:+</text:p>
      <text:p text:style-name="P206">L00:2</text:p>
      <text:p text:style-name="P206">L0S:2</text:p>
      <text:p text:style-name="P206">L0L:2</text:p>
      <text:p text:style-name="P206">L0A:2</text:p>
      <text:p text:style-name="P206">LS0:10</text:p>
      <text:p text:style-name="P206">LSS:10</text:p>
      <text:p text:style-name="P206">LSL:10</text:p>
      <text:p text:style-name="P206">LSA:10</text:p>
      <text:p text:style-name="P206">LLO:12</text:p>
      <text:p text:style-name="P206">LLS:12</text:p>
      <text:p text:style-name="P206">LLL:12</text:p>
      <text:p text:style-name="P206"><text:soft-page-break/>LLA:12</text:p>
      <text:p text:style-name="P206">LA0:+</text:p>
      <text:p text:style-name="P206">LAS:+</text:p>
      <text:p text:style-name="P206">LAL:+</text:p>
      <text:p text:style-name="P206">LAA:+</text:p>
      <text:p text:style-name="P206">A00:2</text:p>
      <text:p text:style-name="P206">AOS:2</text:p>
      <text:p text:style-name="P206">A0L:2</text:p>
      <text:p text:style-name="P207">A0A:2<text:line-break/></text:p>
      <text:p text:style-name="P208">AS0:+</text:p>
      <text:p text:style-name="P208">ASS:+</text:p>
      <text:p text:style-name="P208">ASL:+</text:p>
      <text:p text:style-name="P208">ASA:+</text:p>
      <text:p text:style-name="P208">AL0:+</text:p>
      <text:p text:style-name="P208">ALS:+</text:p>
      <text:p text:style-name="P208">ALL:+</text:p>
      <text:p text:style-name="P208">ALA:+</text:p>
      <text:p text:style-name="P208">AA0:+</text:p>
      <text:p text:style-name="P208">AAS:+</text:p>
      <text:p text:style-name="P208">AAL:+</text:p>
      <text:p text:style-name="P208">AAA:+</text:p>
      <text:p text:style-name="P208"/>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9"><text:s/>Ass a b c = c,a:b</text:p>
      <text:p text:style-name="P209"><text:s/>phi (0) = w⁰ = 1</text:p>
      <text:p text:style-name="P209"><text:s/>phi (0:a) = w^a</text:p>
      <text:p text:style-name="P209"><text:s/>phi (al, k:0) = phi(al)</text:p>
      <text:p text:style-name="P209"><text:soft-page-break/><text:s/>phi (al, k:0, 0:a) = phi (al, 0:a)</text:p>
      <text:p text:style-name="P209"><text:s/>phi (al, 0:b, 0:a) = phi (al, 0:a)</text:p>
      <text:p text:style-name="P209"><text:s/>phi (al, 0:lim s) = lim n → phi (al, 0:s n)</text:p>
      <text:p text:style-name="P209">+phi (al, 0:(al1,x:y)) = ?</text:p>
      <text:p text:style-name="P234"><text:span text:style-name="T67"><text:s/></text:span><text:span text:style-name="T68">phi (al, k+1:b+1) = fix (x → phi (al, k+1:b, k:x)) 0</text:span></text:p>
      <text:p text:style-name="P210"><text:s/>phi (al, k+1:b+1, 0:a+1) = fix (x → phi (al, k+1:b, k:x)) (phi (al, k+1:b+1, 0:a) + 1)</text:p>
      <text:p text:style-name="P210"><text:s/>phi (al, k+1:lim s) = lim n → phi (al, k+1:s n)</text:p>
      <text:p text:style-name="P210"><text:s/>phi (al, k+1:lim s, 0:a+1) = lim n → phi (al, k+1:s n, k:phi(al,k+1:lim s,0:a)+1)</text:p>
      <text:p text:style-name="P211">+phi (al, k+1:(al1,x:y)) = ?</text:p>
      <text:p text:style-name="P211">+phi (al, k+1:(al1,x:y)) = ?</text:p>
      <text:p text:style-name="P235"><text:span text:style-name="T69"><text:s/></text:span><text:span text:style-name="T70">phi (al, lim s:b+1) = lim n → fix (x → phi (al, lim s:b, s n:x) 0)</text:span></text:p>
      <text:p text:style-name="P212"><text:s/>phi (al, lim s:b+1, 0:a+1) = lim n → fix (x → phi (al, lim s:b, s n:x) (phi (al, lim s:b+1, 0:a) + 1)</text:p>
      <text:p text:style-name="P212"><text:s/>phi (al, lim s:lim t) = lim n → phi (al, lim s:t n)</text:p>
      <text:p text:style-name="P212"><text:s/>phi (al, lim s:lim t, 0:a+1) = lim n → phi (al, lim s:t n, f n:phi(al,lim s:lim t,0:a))</text:p>
      <text:p text:style-name="P214">+phi (al, (al1,x:y):b+1) = ?</text:p>
      <text:p text:style-name="P214">+phi (al, (al1,x:y):b+1, 0:a+1) = ?</text:p>
      <text:p text:style-name="P214">+phi (al, (al1,x:y):lim t) = ?</text:p>
      <text:p text:style-name="P214">+phi (al, (al1,x:y):lim t, 0:a+1) = ?</text:p>
      <text:p text:style-name="P214">+phi (al, (al1,x:y):(al2,u:v)) = ?</text:p>
      <text:p text:style-name="P214">+phi (al, (al1,x:y):(al2,u:v), 0:a+1) = ?</text:p>
      <text:p text:style-name="P214"/>
      <text:p text:style-name="P21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5">correction phi : </text:p>
      <text:p text:style-name="P238"><text:s/>phi (al, lim s:b+1) = lim n → fix (x → phi (al, lim s:b, s n:x) 0)</text:p>
      <text:p text:style-name="P213"><text:s/>phi (al, lim s:b+1, 0:a+1) = lim n → fix (x → phi (al, lim s:b, s n:x) (phi (al, lim s:b+1, 0:a) + 1)</text:p>
      <text:p text:style-name="P215">remplacé par</text:p>
      <text:p text:style-name="P215"><text:s/>phi (al, lim s:b+1) = lim n → phi (lim s:b, s n:1)</text:p>
      <text:p text:style-name="P215"><text:s/>phi (al, lim s:b+1, 0:a+1) = lim n → phi (al, lim s:b, s n:phi(al,lim s:b+1,0:a))</text:p>
      <text:p text:style-name="P215"/>
      <text:p text:style-name="P215"><text:s/><text:span text:style-name="T90">ancienne version</text:span></text:p>
      <text:p text:style-name="P215"><text:s/><text:span text:style-name="T92">nouvelle version</text:span></text:p>
      <text:p text:style-name="P215"/>
      <text:p text:style-name="P215"/>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2"><text:s/><text:span text:style-name="T67">phi (Zero =&gt; Suc a &amp; Lim f =&gt; Lim g &amp; al) = Lim (\n -&gt; phi (f n =&gt; phi (Zero =&gt; a &amp; Lim f =&gt; Lim g &amp; al) &amp; Lim f =&gt; g n &amp; al)) </text:span></text:p>
      <text:p text:style-name="P217"><text:s/>phi Zeros = increase Zero</text:p>
      <text:p text:style-name="P218"><text:s/>phi (Ass Zero a Zeros) = increase a</text:p>
      <text:p text:style-name="P218"><text:s/>phi (Ass k Zero al) = phi al</text:p>
      <text:p text:style-name="P218"><text:s/>phi (Ass Zero a (Ass k Zero al)) = phi (Ass Zero a al)</text:p>
      <text:p text:style-name="P218"><text:s/>phi (Ass Zero a (Ass Zero b al)) = phi (Ass Zero a al)</text:p>
      <text:p text:style-name="P218"><text:s/>phi (Ass Zero (Lim f) al) = Lim $ \n -&gt; phi $ Ass Zero (f n) al</text:p>
      <text:p text:style-name="P218"><text:s/>phi (Ass (Suc k) (Suc b) al) = fix (\x -&gt; phi $ Ass k x $ Ass (Suc k) b al) Zero</text:p>
      <text:p text:style-name="P218"><text:s/>phi (Ass Zero (Suc a) (Ass (Suc k) (Suc b) al)) = fix (\x -&gt; phi $ Ass k x $ Ass (Suc k) b al) (Suc $ phi $ Ass Zero a $ Ass (Suc k) (Suc b) al)</text:p>
      <text:p text:style-name="P217"><text:s/>phi (Ass (Suc k) (Lim f) al) = Lim $ \n -&gt; phi $ Ass (Suc k) (f n) al</text:p>
      <text:p text:style-name="P217"><text:s/>phi (Ass Zero (Suc a) (Ass (Suc k) (Lim f) al)) = Lim $ \n -&gt; phi $ Ass k (Suc $ phi $ Ass Zero a $ Ass (Suc k) (Lim f) al) $ Ass (Suc k) (f n) al</text:p>
      <text:p text:style-name="P217"><text:s/><text:span text:style-name="T89">phi (Ass (Lim f) (Suc b) al) = Lim $ \n -&gt; fix (\x -&gt; phi $ Ass (f n) x $ Ass (Lim f) b al) Zero</text:span></text:p>
      <text:p text:style-name="P219">phi (Ass (Lim f) (Suc b) al) = Lim $ \n -&gt; phi $ Ass (f n) (Suc Zero) $ Ass (Lim f) b al</text:p>
      <text:p text:style-name="P217"/>
      <text:p text:style-name="P217"><text:s/><text:span text:style-name="T89">phi (Ass Zero (Suc a) (Ass (Lim f) (Suc b) al)) = Lim $ \n -&gt; fix (\x -&gt; phi $ Ass (f n) x $ Ass (Lim f) b al) (Suc $ phi $ Ass Zero a $ Ass (Lim f) (Suc b) al)</text:span></text:p>
      <text:p text:style-name="P220"><text:s/>phi (Ass Zero (Suc a) (Ass (Lim f) (Suc b) al)) = Lim $ \n -&gt; phi $ Ass (f n) (phi $ Ass Zero a $ Ass (Lim f) (Suc b) al) $ Ass (Lim f) b al</text:p>
      <text:p text:style-name="P217"><text:s/>phi (Ass (Lim f) (Lim g) al) = Lim $ \n -&gt; phi $ Ass (Lim f) (g n) al</text:p>
      <text:p text:style-name="P216"><text:s/>phi (Ass Zero (Suc a) (Ass (Lim f) (Lim g) al)) = Lim $ \n -&gt; phi $ Ass (f n) (phi $ Ass Zero a $ Ass (Lim f) (Lim g) al) $ Ass (Lim f) (g n) al</text:p>
      <text:p text:style-name="P215"/>
      <text:p text:style-name="P221">correspondance notation combinatoire : autre possibilité :</text:p>
      <text:p text:style-name="P221">Gamma_0^...^Gamma₀ = R1 (R1;1 H) suc 0 = epsilon_(Gamma_0+1) = phi(1,Gamma_0+1)</text:p>
      <text:p text:style-name="P221">zeta_(Gamma_0+1) = R1 R1;1 H suc 0</text:p>
      <text:p text:style-name="P221">Gamma₁ = H [R *-&gt;2 R1;1 H suc 0] 0</text:p>
      <text:p text:style-name="P221"><text:s/>= R1;2 R1;1 H suc 0</text:p>
      <text:p text:style-name="P221"><text:s/>= R1;2-&gt;1 H suc 0</text:p>
      <text:p text:style-name="P221">Gamma_a = phi(1,0,a) = R1;a-&gt;1 H suc 0</text:p>
      <text:p text:style-name="P221">phi(1,1,0) = H [R1 ;*-&gt;1 H suc 0] 0 = R2;1 H suc 0</text:p>
      <text:p text:style-name="P221">phi(2,0,0) = H [R*;1 H suc 0] 0 = R1,0;1 H suc 0</text:p>
      <text:p text:style-name="P221">phi(3,0,0) = R1,0,0;1 H suc 0 ou R2,0;1 H suc 0 ?</text:p>
      <text:p text:style-name="P221">SVO = Rw:1;1 H suc 0</text:p>
      <text:p text:style-name="P221">LVO = RW:1;1 H suc 0 = R(1,0):1;1 H suc 0 = R1:1:1;1 H suc 0</text:p>
      <text:p text:style-name="P221">BHO = R1:…:1;1 H suc 0</text:p>
      <text:p text:style-name="P221"/>
      <text:p text:style-name="P239">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1">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1">C(C(W_2,W),0)<text:line-break/></text:p>
          </table:table-cell>
        </table:table-row>
      </table:table>
      <text:p text:style-name="Text_20_body"><text:line-break/></text:p>
      <text:p text:style-name="P222">Taranovsky</text:p>
      <text:p text:style-name="P222"/>
      <text:p text:style-name="P222">module Taranovsky where</text:p>
      <text:p text:style-name="P222"/>
      <text:p text:style-name="P222"><text:s/>-- Natural numbers</text:p>
      <text:p text:style-name="P222"><text:s/>data Nat </text:p>
      <text:p text:style-name="P222"><text:s text:c="2"/>= ZeroN</text:p>
      <text:p text:style-name="P222"><text:s text:c="2"/>| SucN Nat</text:p>
      <text:p text:style-name="P222"/>
      <text:p text:style-name="P222"><text:s/>-- Ordinals</text:p>
      <text:p text:style-name="P222"><text:s/>data Ord </text:p>
      <text:p text:style-name="P222"><text:s text:c="2"/>= Zero</text:p>
      <text:p text:style-name="P222"><text:s text:c="2"/>| Suc Ord</text:p>
      <text:p text:style-name="P222"><text:s text:c="2"/>| Lim (Nat -&gt; Ord)</text:p>
      <text:p text:style-name="P222"><text:s text:c="2"/>| Ext (Ord -&gt; Ord)</text:p>
      <text:p text:style-name="P222"/>
      <text:p text:style-name="P222"><text:s/>-- Ordinals</text:p>
      <text:p text:style-name="P222"><text:s/>--data Xord</text:p>
      <text:p text:style-name="P222"><text:s/>-- = Cnt Ord</text:p>
      <text:p text:style-name="P222"><text:soft-page-break/><text:s/>-- | Ext (Ord -&gt; Xord)</text:p>
      <text:p text:style-name="P222"/>
      <text:p text:style-name="P222"><text:s/>-- Ordinal corresponding to a given natural</text:p>
      <text:p text:style-name="P222"><text:s/>ordOfNat ZeroN = Zero</text:p>
      <text:p text:style-name="P222"><text:s/>ordOfNat (SucN n) = Suc (ordOfNat n)</text:p>
      <text:p text:style-name="P222"/>
      <text:p text:style-name="P222"><text:s/>-- omega</text:p>
      <text:p text:style-name="P222"><text:s/>w = Lim ordOfNat</text:p>
      <text:p text:style-name="P222"/>
      <text:p text:style-name="P222"><text:s/>-- plus a b = b + a</text:p>
      <text:p text:style-name="P222"><text:s/>plus Zero b = b</text:p>
      <text:p text:style-name="P222"><text:s/>plus (Suc a) b = Suc (plus a b)</text:p>
      <text:p text:style-name="P222"><text:s/>plus (Lim s) b = Lim (\n -&gt; plus (s n) b)</text:p>
      <text:p text:style-name="P222"><text:s/>plus (Ext f) b = Ext (\x -&gt; plus (f x) b)</text:p>
      <text:p text:style-name="P222"/>
      <text:p text:style-name="P222"><text:s/>lim0 s = Lim s</text:p>
      <text:p text:style-name="P222"/>
      <text:p text:style-name="P222">{-</text:p>
      <text:p text:style-name="P222"><text:s/>fpower l f Zero x = x</text:p>
      <text:p text:style-name="P222"><text:s/>fpower l f (Suc a) x = f (fpower l f a x)</text:p>
      <text:p text:style-name="P222"><text:s/>fpower l f (Lim s) x = l (\n -&gt; fpower l f (s n) x)</text:p>
      <text:p text:style-name="P222"/>
      <text:p text:style-name="P222"><text:s/>-- fix f z = least fixed point of f which is &gt; z</text:p>
      <text:p text:style-name="P222"><text:s/>fix f z = fpower lim0 f w (Suc z) -- Lim (\n -&gt; fpower0 f (ordOfNat n) (Suc z))</text:p>
      <text:p text:style-name="P222">-}</text:p>
      <text:p text:style-name="P222"/>
      <text:p text:style-name="P222"><text:s/>iter f ZeroN a = a</text:p>
      <text:p text:style-name="P222"><text:s/>iter f (SucN p) a = iter f p (f a)</text:p>
      <text:p text:style-name="P222"/>
      <text:p text:style-name="P222"><text:s/>opLim f a = Lim (\n -&gt; f n a)</text:p>
      <text:p text:style-name="P222"/>
      <text:p text:style-name="P222"><text:s/>opItw f = opLim (iter f)</text:p>
      <text:p text:style-name="P222"/>
      <text:p text:style-name="P222"><text:s/>-- cantor a b = a + w^b -&gt; C(b,a)</text:p>
      <text:p text:style-name="P222"><text:s/>cantor a Zero = Suc a</text:p>
      <text:p text:style-name="P222"><text:s/>cantor a (Suc b) = opItw (\x -&gt; cantor x b) a</text:p>
      <text:p text:style-name="P222"><text:s/>cantor a (Lim s) = Lim (\n -&gt; cantor a (s n))</text:p>
      <text:p text:style-name="P222"><text:s/>-- cantor a (Ext f) = Ext (\x -&gt; cantor a (f x))</text:p>
      <text:p text:style-name="P222"><text:s/>cantor a (Ext f) = opItw (\x -&gt; cantor a (f x)) Zero</text:p>
      <text:p text:style-name="P222"><text:s/>-- cantor a (Ext f) = cantor a (opItw (\x -&gt; f (cantor a x)) Zero)</text:p>
      <text:p text:style-name="P222"/>
      <text:p text:style-name="P225">or</text:p>
      <text:p text:style-name="P225"><text:soft-page-break/></text:p>
      <text:p text:style-name="P225">- Taranovsky's C(b,a) = generalization of a + w^b</text:p>
      <text:p text:style-name="P225"><text:s/>tc Zero a = Suc a</text:p>
      <text:p text:style-name="P225"><text:s/>tc (Suc b) a = opItw (tc b) a</text:p>
      <text:p text:style-name="P225"><text:s/>tc (Lim s) a = Lim (\n -&gt; tc (s n) a)</text:p>
      <text:p text:style-name="P225"><text:s/>-- tc (Ext f) a = Ext (\x -&gt; tc (f x) a)</text:p>
      <text:p text:style-name="P225"><text:s/>tc (Ext f) a = opItw (\x -&gt; tc (f x) a) Zero </text:p>
      <text:p text:style-name="P225"><text:s/>-- tc (Ext f) a = tc (opItw (\x -&gt; f (tc x a)) Zero) a</text:p>
      <text:p text:style-name="P225"/>
      <text:p text:style-name="P225">Exemple :</text:p>
      <text:p text:style-name="P225">C(W,0) = C(Ext I, 0) = H [C(*,0)] 0 </text:p>
      <text:p text:style-name="P225"><text:s/>= lim 0, C(0,0)=0+w^0=1, C(1,0)=0+w^1=w, C(w,0)=0+w^w=w^w, …</text:p>
      <text:p text:style-name="P225"><text:s/>= epsilon₀</text:p>
      <text:p text:style-name="P225"/>
      <text:p text:style-name="P223"><text:a xlink:type="simple" xlink:href="https://stepstowardinfinity.wordpress.com/2015/06/22/ordinal3/" text:style-name="Internet_20_link" text:visited-style-name="Visited_20_Internet_20_Link">https://stepstowardinfinity.wordpress.com/2015/06/22/ordinal3/</text:a></text:p>
      <text:p text:style-name="P223"/>
      <text:p text:style-name="P240"><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3">W1 = C(W2,0) = w^W2</text:p>
      <text:p text:style-name="P223">BHO = lim C(W1,0), C(C(W1,W1),0), …</text:p>
      <text:p text:style-name="P223">= C (H [C(*,W1)] W1, 0)</text:p>
      <text:p text:style-name="P223">H [C(*,W1)] W1 = H (C(*,W1)] 0 ? = C(W2,W1)</text:p>
      <text:p text:style-name="P223">= C (Ext [C(*,W1)], W1) ?</text:p>
      <text:p text:style-name="P223">= C (Ext (x → C(x,W1)), W1) ?</text:p>
      <text:p text:style-name="P221">O<text:span text:style-name="T97">u plutôt : </text:span></text:p>
      <text:p text:style-name="P223">= C (Ext I, W1) = C (Ext (x → x), W1)</text:p>
      <text:p text:style-name="P221"/>
      <text:p text:style-name="P227">BHO = C(W^...^W,0)</text:p>
      <text:p text:style-name="P227"/>
      <text:p text:style-name="P226">C(W,W) = W*2</text:p>
      <text:p text:style-name="P226">C(C(W,W),W) = W²</text:p>
      <text:p text:style-name="P226">C(C(C(W,W),W),W) = W^W</text:p>
      <text:p text:style-name="P226">C(C(C(C(W,W),W),W),W) = W^W^W</text:p>
      <text:p text:style-name="P226"><text:soft-page-break/></text:p>
      <text:p text:style-name="P226">C(0,W) = W+1</text:p>
      <text:p text:style-name="P226">C(C(0,W),W) = W*w</text:p>
      <text:p text:style-name="P226">C(C(C(0,W),W),W) = W^w</text:p>
      <text:p text:style-name="P226">C(C(C(C(0,W),W),W),W) = W^W^w</text:p>
      <text:p text:style-name="P226"/>
      <text:p text:style-name="P226">W^...^W^w = W^...^W ?</text:p>
      <text:p text:style-name="P226">W^...^W = H [C(.,W)] 0 = C (Ext I, W) = C (Ext I, Ext I)</text:p>
      <text:p text:style-name="P226">ou remplacer Ext f par Ext f z</text:p>
      <text:p text:style-name="P226">avec tc (Ext f z) a = opItw (\x → tc (f x) a) z</text:p>
      <text:p text:style-name="P226">C (Ext I W, W) avec W = Ext I 0 → C (Ext I (Exi I 0), Ext I 0)</text:p>
      <text:p text:style-name="P228"/>
      <text:p text:style-name="P228">W^...^W = C (Ext I W, W) avec W = Ext I 0</text:p>
      <text:p text:style-name="P228">C(W,W) = W*2</text:p>
      <text:p text:style-name="P228">C(W,0) = H [C(*,0)] 0</text:p>
      <text:p text:style-name="P228"><text:s/>= lim 0, C(0,0)=0+w^0=1, C(1,0)=0+w^1=w, C(w,0)=0+w^w=w^w, …</text:p>
      <text:p text:style-name="P228"><text:s/>= w^...^w = epsilon₀ = phi(1,0)</text:p>
      <text:p text:style-name="P228">C(W,W) = H [C(*,W)] 0</text:p>
      <text:p text:style-name="P228"><text:s/>= lim 0,</text:p>
      <text:p text:style-name="P228"><text:tab/>C(0,W) = W+1, </text:p>
      <text:p text:style-name="P228"><text:tab/>C(W+1,<text:span text:style-name="T100">W</text:span>) = H [C(W,*)] W = W+w^(W+1) = W+w^W*w = W+epsilon_0*w </text:p>
      <text:p text:style-name="P228"><text:tab/> = lim W, C(W,W), … ? (boucle infinie) </text:p>
      <text:p text:style-name="P226"/>
      <text:p text:style-name="P226"/>
      <text:p text:style-name="P221"/>
      <text:p text:style-name="P224">Countable and extended (uncountable) ordinals :</text:p>
      <text:p text:style-name="P224"/>
      <text:p text:style-name="P224">module Cord_and_ord where</text:p>
      <text:p text:style-name="P224"/>
      <text:p text:style-name="P224"><text:s/>-- Natural numbers</text:p>
      <text:p text:style-name="P224"><text:s/>data Nat </text:p>
      <text:p text:style-name="P224"><text:s text:c="2"/>= ZeroN</text:p>
      <text:p text:style-name="P224"><text:s text:c="2"/>| SucN Nat</text:p>
      <text:p text:style-name="P224"/>
      <text:p text:style-name="P224"><text:s/>-- Countable ordinals</text:p>
      <text:p text:style-name="P224"><text:s/>data Cord</text:p>
      <text:p text:style-name="P224"><text:s text:c="2"/>= ZeroC</text:p>
      <text:p text:style-name="P224"><text:s text:c="2"/>| SucC Cord</text:p>
      <text:p text:style-name="P224"><text:s text:c="2"/>| LimC (Nat -&gt; Cord)</text:p>
      <text:p text:style-name="P224"/>
      <text:p text:style-name="P224"><text:s/>-- Ordinals</text:p>
      <text:p text:style-name="P224"><text:s/>data Ord </text:p>
      <text:p text:style-name="P224"><text:soft-page-break/><text:s text:c="2"/>= Zero</text:p>
      <text:p text:style-name="P224"><text:s text:c="2"/>| Suc Ord</text:p>
      <text:p text:style-name="P224"><text:s text:c="2"/>| Lim (Nat -&gt; Ord)</text:p>
      <text:p text:style-name="P224"><text:s text:c="2"/>| Ext (Ord -&gt; Ord)</text:p>
      <text:p text:style-name="P224"/>
      <text:p text:style-name="P224"><text:s/>ordOfCord ZeroC = Zero</text:p>
      <text:p text:style-name="P224"><text:s/>ordOfCord (SucC a) = Suc (ordOfCord a)</text:p>
      <text:p text:style-name="P224"><text:s/>ordOfCord (LimC s) = Lim (\n -&gt; ordOfCord (s n))</text:p>
      <text:p text:style-name="P224"/>
      <text:p text:style-name="P224"><text:s/>cordOfOrd Zero = ZeroC</text:p>
      <text:p text:style-name="P224"><text:s/>cordOfOrd (Suc a) = SucC (cordOfOrd a)</text:p>
      <text:p text:style-name="P224"><text:s/>cordOfOrd (Lim s) = LimC (\n -&gt; cordOfOrd (s n))</text:p>
      <text:p text:style-name="P224"><text:s/>cordOfOrd (Ext f) = cordOfOrd (f Zero)</text:p>
      <text:p text:style-name="P224"/>
      <text:p text:style-name="P229">ordinaux dénombrables : 0 | Suc Ord | Lim (Nat → Ord)</text:p>
      <text:p text:style-name="P229">ordinaux non dénombrables : 0 | Suc Ord | Lim (Nat → Ord) | Ext (Ord → Ord)</text:p>
      <text:p text:style-name="P229"><text:tab/><text:tab/><text:tab/><text:tab/> <text:s text:c="3"/>0 | Suc Ord | LimC (Nat → Ord) | LimU (Ord → Ord)</text:p>
      <text:p text:style-name="P231">généralisation : LimX ((Ord → Ord) → Ord) ...</text:p>
      <text:p text:style-name="P229">suite fondamentale transfinie <text:span text:style-name="T101">a[n] avec n ordinal</text:span></text:p>
      <text:p text:style-name="P230">exemple Buchholz : </text:p>
      <text:p text:style-name="P230">http://googology.wikia.com/wiki/List_of_systems_of_fundamental_sequences</text:p>
      <text:p text:style-name="P241">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1880144472265416927" text:style-name="L1">
        <text:list-item>
          <text:p text:style-name="P260">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60">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60">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60">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60">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61">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6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0"><text:a xlink:type="simple" xlink:href="http://forums.xkcd.com/viewtopic.php?f=14&amp;t=7469&amp;start=600" text:style-name="Internet_20_link" text:visited-style-name="Visited_20_Internet_20_Link">http://forums.xkcd.com/viewtopic.php?f=14&amp;t=7469&amp;start=600</text:a></text:p>
      <text:p text:style-name="P200"/>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0"/>
      <text:p text:style-name="Text_20_body"/>
      <text:p text:style-name="P194"><text:a xlink:type="simple" xlink:href="http://forums.xkcd.com/viewtopic.php?f=14&amp;t=7469&amp;start=640" text:style-name="Internet_20_link" text:visited-style-name="Visited_20_Internet_20_Link"><text:span text:style-name="T102">http://forums.xkcd.com/viewtopic.php?f=14&amp;t=7469&amp;start=640</text:span></text:a></text:p>
      <text:p text:style-name="P195"><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6"><text:a xlink:type="simple" xlink:href="http://forums.xkcd.com/viewtopic.php?f=14&amp;t=7469&amp;start=680" text:style-name="Internet_20_link" text:visited-style-name="Visited_20_Internet_20_Link">http://forums.xkcd.com/viewtopic.php?f=14&amp;t=7469&amp;start=680</text:a></text:p>
      <text:p text:style-name="P196"/>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2"><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3"><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4"><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6" text:outline-level="3"><text:a xlink:type="simple" xlink:href="http://forums.xkcd.com/viewtopic.php?f=14&amp;t=7469&amp;start=680#p2030272" text:style-name="Internet_20_link" text:visited-style-name="Visited_20_Internet_20_Link"><text:span text:style-name="T109">Re: My number is bigger!</text:span></text:a></text:h><text:list xml:id="list2969767065811439669" text:style-name="L2"><text:list-item><text:p text:style-name="P262"><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5"/>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http://forums.xkcd.com/viewtopic.php?f=14&amp;t=7469&amp;start=720</text:a></text:p>
      <text:p text:style-name="P202">(p 19)</text:p>
      <text:p text:style-name="P20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2"/>
      <text:p text:style-name="P202"/>
      <text:p text:style-name="P201"><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1"><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3"><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3"><text:line-break/></text:p>
      <text:p text:style-name="P198"><text:a xlink:type="simple" xlink:href="http://forums.xkcd.com/viewtopic.php?f=14&amp;t=7469&amp;start=840" text:style-name="Internet_20_link" text:visited-style-name="Visited_20_Internet_20_Link">http://forums.xkcd.com/viewtopic.php?f=14&amp;t=7469&amp;start=840</text:a> p 22</text:p>
      <text:p text:style-name="P198">Okay, let’s define a monstrously large recursive ordinal! (and a large finite</text:p>
      <text:p text:style-name="P198">number)</text:p>
      <text:p text:style-name="P198">When last we left, we defined a transfinite hierarchy over Q and theta,</text:p>
      <text:p text:style-name="P198">indexed by a large ordinal xi. We want to define larger and larger powers of xi.</text:p>
      <text:p text:style-name="P198">We will write Q(a)(b) and theta0 (a) instead of Qa(b) and thetaa. Also, replace</text:p>
      <text:p text:style-name="P198">xi with theta1(0).</text:p>
      <text:p text:style-name="P198">As before, we define an inaccessible hierarchy above xi, by I(1)(0)(a1@b1,</text:p>
      <text:p text:style-name="P198">a2@b2, ... an@bn). We then define Q(1)(0) and theta0(1)(0) so that</text:p>
      <text:p text:style-name="P198">Q(1)(0)(θ 0 (1)(0) a 1 b 1 +θ 0 (1)(0) a 2 b 2 +...θ 0 (1)(0) a n b n ) = I(1)(0)(b 1 @a 1 , b 2 @a 2 , ...b n @a n ).</text:p>
      <text:p text:style-name="P198">We can then extend this by defining Q(1)(1) and theta0 (1)(1), Q(1)(alpha)</text:p>
      <text:p text:style-name="P198">and theta 0(1)(alpha) for arbitrary ordinals alpha, and then a transfinite hier-</text:p>
      <text:p text:style-name="P198">archy Q(1)(a1@b1, ... ,an@bn) and theta0(1)(a1@b1, ... ,an@bn). Next, we</text:p>
      <text:p text:style-name="P198">define a new large ordinal theta1(1) (we can take this to be the second weakly</text:p>
      <text:p text:style-name="P198">compact cardinal), to diagonlize over the transfinite hiearachy, and we define</text:p>
      <text:p text:style-name="P198">Q(1)(θ 1 (1) a 1 b 1 +θ 1 (1) a 2 b 2 +...θ 1 (1) a n b n )(c) = Q(1)(b 1 @a 1 , b 2 @a 2 , ..., b n @a n )(c)</text:p>
      <text:p text:style-name="P198">θ 0 (1)(θ 1 (1) a 1 b 1 + θ 1 (1) a 2 b 2 + ...θ 1 (1) a n b n ) = θ 0 (1)(b 1 @a 1 , b 2 @a 2 , ..., b n @a n ).</text:p>
      <text:p text:style-name="P198">Continuing the entire procedure above, we can define Q(a)(b)(c), theta0(a)(b)</text:p>
      <text:p text:style-name="P198">and theta1(a) for arbitrary ordinals a,b,c. Again, we can extend this to trans-</text:p>
      <text:p text:style-name="P198">finite hierarchies Q(a1@b1, ... ,an@bn) (b)(c), theta0(a1@b1, ... ,an@bn) (b)</text:p>
      <text:p text:style-name="P198">and theta1(a1@b1, ... ,an@bn). Now we define a large ordinal theta2(0) (let’s</text:p>
      <text:p text:style-name="P198">take this to be the smallest 1-indescribable ordinal) to index these transfinite</text:p>
      <text:p text:style-name="P198">hierarchies.</text:p>
      <text:p text:style-name="P198">Q(θ 2 (0) a 1 b 1 +θ 2 (0) a 2 b 2 +...θ 2 (0) a n b n )(c)(d) = Q(b 1 @a 1 , b 2 @a 2 , ..., b n @a n )(c)(d)</text:p>
      <text:p text:style-name="P198">θ 0 (θ 2 (0) a 1 b 1 +θ 2 (0) a 2 b 2 +...θ 2 (0) a n b n )(c) = θ 0 (b 1 @a 1 , b 2 @a 2 , ..., b n @a n )(c) θ 1 (θ 2 (0) a 1 b 1 +</text:p>
      <text:p text:style-name="P198">θ 2 (0) a 2 b 2 + ...θ 2 (0) a n b n ) = θ 1 (b 1 @a 1 , b 2 @a 2 , ..., b n @a n )</text:p>
      <text:p text:style-name="P198">So we can define our notation by</text:p>
      <text:p text:style-name="P198">C 0 (α, β) = β ∪ {0, θ 2 (0)}</text:p>
      <text:p text:style-name="P198">C n+1 (α, β) = {γ+δ, γδ, γ δ , φ(γ, δ), Q(γ, δ, #), θ 0 (γ, δ), θ 1 (γ)|γ, δ, # ∈ C n (α, β)}</text:p>
      <text:p text:style-name="P198">∪C m (γ, δ|γ, δ, m ∈ C n (α, β), m &lt; ω ∪{ψ γ (δ)|γ, δ ∈ C n (α, β), δ &lt; α, γ a regular</text:p>
      <text:p text:style-name="P198">cardinal} ∪{τ (γ,</text:p>
      <text:p text:style-name="P198">S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Okay, let’s keep going. theta2(0) can be extended by an inaccessible hiear-</text:p>
      <text:p text:style-name="P198">achy Q(1)(0)(0)(a) and theta0(1)(0)(0). We proceed on, extending our notations</text:p>
      <text:p text:style-name="P198"><text:soft-page-break/>in the usual manner, defining Q(1)(a)(b)(c), theta0(1)(a)(b), and theta1(1)(a).</text:p>
      <text:p text:style-name="P198">We extend the variable a into a transfinite hierarchy, e.g. Q(1)(a1@b1, ...</text:p>
      <text:p text:style-name="P198">,an@bn)(c)(d), and then define theta2(1) (as the second smallest 1-indescribable</text:p>
      <text:p text:style-name="P198">cardinal) to index our new transfinite heirarchy. So</text:p>
      <text:p text:style-name="P198">Q(1)(θ 2 (1) a 1 b 1 +θ 2 (1) a 2 b 2 +...θ 2 (1) a n b n )(c)(d) = Q(1)(b 1 @a 1 , b 2 @a 2 , ..., b n @a n )(c)(d)</text:p>
      <text:p text:style-name="P198">θ 0 (1)(θ 2 (1) a 1 b 1 +θ 2 (1) a 2 b 2 +...θ 2 (1) a n b n )(c) = θ 0 (1)(b 1 @a 1 , b 2 @a 2 , ..., b n @a n )(c)</text:p>
      <text:p text:style-name="P198">θ 1 (1)(θ 2 (1) a 1 b 1 + θ 2 (1) a 2 b 2 + ...θ 2 (1) a n b n ) = θ 1 (1)(b 1 @a 1 , b 2 @a 2 , ..., b n @a n ).</text:p>
      <text:p text:style-name="P198">This extends upwards for all ordinals, so that we have Q(a)(b)(c)(d), theta0(a)(b)(c),</text:p>
      <text:p text:style-name="P198">theta1(a)(b), and theta2(a) defijned for all a. We extend to a transfinite hi-</text:p>
      <text:p text:style-name="P198">erarchy again, and next define a large ordinal theta3(0) (call it the smallest</text:p>
      <text:p text:style-name="P198">2-indescribable cardinal) to index over it.</text:p>
      <text:p text:style-name="P198">1I think you can see how to proceed from here. We get longer and longer</text:p>
      <text:p text:style-name="P198">functions with more and more parameters. Eventually we can define Q for</text:p>
      <text:p text:style-name="P198">an arbitrary number of parameters, and define thetan for an arbitrary natural</text:p>
      <text:p text:style-name="P198">number n and an arbitrary number of parameters.</text:p>
      <text:p text:style-name="P198">For convenience, we represent Q(a1@b1)(a2@b2)...(an)(bn) to indicate an</text:p>
      <text:p text:style-name="P198">a1 in the b1 place, an a2 in the b2 place, etc. We can then define</text:p>
      <text:p text:style-name="P198">C 0 (α, β) = β ∪ {0}</text:p>
      <text:p text:style-name="P198">C n+1 (α, β) = {γ+δ, γδ, γ δ , φ(γ, δ), Q(γ 1 @δ 1 )(γ 2 @δ 2 )...(γ m @δ m ), θ k (γ 1 @δ 1 )(γ 2 @δ 2 )...(γ m @δ m )|γ, δ, #, γ i ,</text:p>
      <text:p text:style-name="P198">C n (α, β), δ i , m, k &lt; ω} ∪C m (γ, δ|γ, δ, m ∈ C n (α, β), m &lt; ω ∪{ψ γ (δ)|γ, δ ∈</text:p>
      <text:p text:style-name="P198">C n (α, β), δ &lt; α,</text:p>
      <text:p text:style-name="P198">S γ a regular cardinal} ∪{τ (γ,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Next, we want to define Q and theta for transfinite parameters. I’m having</text:p>
      <text:p text:style-name="P198">a bit of trouble with this, so I’ll continue in a later post.</text:p>
      <text:p text:style-name="P198">2</text:p>
      <text:p text:style-name="P195"/>
      <text:p text:style-name="P199"><text:a xlink:type="simple" xlink:href="http://forums.xkcd.com/viewtopic.php?f=14&amp;t=7469&amp;start=920" text:style-name="Internet_20_link" text:visited-style-name="Visited_20_Internet_20_Link">http://forums.xkcd.com/viewtopic.php?f=14&amp;t=7469&amp;start=920</text:a> p 24</text:p>
      <text:p text:style-name="P199"/>
      <text:p text:style-name="P195"><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57">formules importantes :</text:p>
      <text:p text:style-name="P257">w^a = [suc:H,0:suc] a 0</text:p>
      <text:p text:style-name="P257">e0^a = [suc:R1 H,0:suc] a 0</text:p>
      <text:p text:style-name="P257">e_a = phi(1,a) = [suc:R1,0:H] (1+a) suc 0 ; 1+a = [0:suc 0] a</text:p>
      <text:p text:style-name="P257">a^...^a = w^...^w^(a+1) = e_(a+1)</text:p>
      <text:p text:style-name="P257">e₁ = phi(1,1) = w^...^w^(e0+1) = H (R1 H) H … H suc 0 = e0^...^e0 = R1 (R1 H) suc 0</text:p>
      <text:p text:style-name="P257">z₀ = phi(2,0) = R2 R1 H suc 0</text:p>
      <text:p text:style-name="P257">z₁ = phi(2,1) = e_..._e_(z₀+1) = R1 (R2 R1 H) R1 H … R1 H suc 0 = ? R2 R1 (R2 R1 H) suc 0 = ? H R1 (R2 R1 H) suc 0</text:p>
      <text:p text:style-name="P257"/>
      <text:p text:style-name="P258">z₁ = R'2 (R1 (R2 R1 H)) R1 H suc 0</text:p>
      <text:p text:style-name="P258">z₁ + 1 = suc (R'2 (R1 (R2 R1 H)) R1 H suc 0)</text:p>
      <text:p text:style-name="P258">e_(z1+1) = R1 (R'2 (R1 (R2 R1 H)) R1 H R1 H) suc 0 = <text:s/>R1 (R'2 (R1 (R2 R1 H)) R1 H) suc 0</text:p>
      <text:p text:style-name="P258">e_e_ç(z1+1) = R1 (R'2 (R1 (R2 R1 H)) R1 H) R1 H suc 0</text:p>
      <text:p text:style-name="P258">z2 = e_..._e_(z1+1) = R'2 (R1 (R'2 (R1 (R2 R1 H)) R1 H) R1 H suc 0</text:p>
      <text:p text:style-name="P258">z_w = H [R'2 (R1 *) R1 H] (R2 R1 H) suc 0</text:p>
      <text:p text:style-name="P258">z_a = [suc :[R'2 (R1 *) R1 H],0:R2 R1 H] a suc 0</text:p>
      <text:p text:style-name="P258">eta₀ = z_eta₀ = H [[suc:[R'2 (R1 *) R1 H],0:R2 R1 H] * suc 0] 0</text:p>
      <text:p text:style-name="P258"/>
      <text:p text:style-name="P259">R1 (R1 (R2 R1 H)) suc 0 = e_(z0+1)^...^e_(z0+1) = e_(e_(z0+1)+1) → R1 (R2 R1 H) R1 (R2 R1 H) suc 0 ?</text:p>
      <text:p text:style-name="P259">H R1 (R2 R1 H) suc 0 = e_..._e_(z0+1)...+1 ≥ e_..._e_(z0+1) = z1</text:p>
      <text:p text:style-name="P259">H R1 (R2 R1 H) (H R1 (R2 R1 H)) suc 0 ≥ z1^z1</text:p>
      <text:p text:style-name="P259">R1 (H R1 (R2 R1 H)) suc 0 ≥ z1^...^z1 = e_(z1+1)</text:p>
      <text:p text:style-name="P259">R1 (R1 (H R1 (R2 R1 H))) suc 0 ≥ e_(z1+1)^...^e_(z1+1) = e_(e_(z1+1)+1)</text:p>
      <text:p text:style-name="P259">H R1 (H R1 (R2 R1 H)) suc 0 ≥ e_..._e_(z1+1) = z2 = phi(2,2)</text:p>
      <text:p text:style-name="P259">H (H R1) (R2 R1 H) suc 0 ≥ z_w</text:p>
      <text:p text:style-name="P259">[suc:H R1,0:R2 R1 H] a suc 0 ≥ z_a</text:p>
      <text:p text:style-name="P259">z0 = R2 R1 H suc 0</text:p>
      <text:p text:style-name="P259">R2 R1 H (H R1) (R2 R1 H) suc 0 ≥ z_z0</text:p>
      <text:p text:style-name="P259">R2 R1 H (H R1) (R2 R1 H) (H R1) (R2 H1 H) suc 0 ≥ z_z_z0</text:p>
      <text:p text:style-name="P259">R2 (H R1) (R2 R1 H) suc 0 ≥ z_..._z0 = eta0 = phi(3,0)</text:p>
      <text:p text:style-name="P259"/>
      <text:p text:style-name="P257"/>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soft-page-break/><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04:18:56.670296283</dc:date>
    <meta:editing-duration>P5DT12H26M37S</meta:editing-duration>
    <meta:editing-cycles>179</meta:editing-cycles>
    <meta:generator>LibreOffice/4.3.3.2$Linux_ARM_EABI LibreOffice_project/430m0$Build-2</meta:generator>
    <meta:print-date>2017-12-17T20:43:08.484188621</meta:print-date>
    <meta:document-statistic meta:table-count="2" meta:image-count="6" meta:object-count="0" meta:page-count="54" meta:paragraph-count="2228" meta:word-count="27230" meta:character-count="134044" meta:non-whitespace-character-count="106453"/>
  </office:meta>
</office:document-meta>
</file>